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25pt" fo:font-style="italic" style:text-underline-style="none" officeooo:rsid="000be74c" officeooo:paragraph-rsid="001ca1c5" style:font-size-asian="25pt" style:font-style-asian="italic" style:font-size-complex="25pt" style:font-style-complex="italic"/>
    </style:style>
    <style:style style:name="P2" style:family="paragraph" style:parent-style-name="Standard">
      <style:paragraph-properties fo:text-align="start" style:justify-single-word="false"/>
      <style:text-properties fo:font-size="25pt" fo:font-style="italic" style:text-underline-style="none" officeooo:rsid="000be74c" officeooo:paragraph-rsid="001b5f09" style:font-size-asian="25pt" style:font-style-asian="italic" style:font-size-complex="25pt" style:font-style-complex="italic"/>
    </style:style>
    <style:style style:name="P3" style:family="paragraph" style:parent-style-name="Standard">
      <style:paragraph-properties fo:text-align="start" style:justify-single-word="false"/>
      <style:text-properties fo:font-size="25pt" fo:font-style="italic" style:text-underline-style="none" officeooo:rsid="000be74c" officeooo:paragraph-rsid="004a3141" style:font-size-asian="25pt" style:font-style-asian="italic" style:font-size-complex="25pt" style:font-style-complex="italic"/>
    </style:style>
    <style:style style:name="P4" style:family="paragraph" style:parent-style-name="Standard">
      <style:paragraph-properties fo:text-align="center" style:justify-single-word="false"/>
      <style:text-properties fo:font-size="25pt" fo:font-style="italic" officeooo:rsid="000be74c" officeooo:paragraph-rsid="000be74c" style:font-size-asian="25pt" style:font-style-asian="italic" style:font-size-complex="25pt" style:font-style-complex="italic"/>
    </style:style>
    <style:style style:name="P5" style:family="paragraph" style:parent-style-name="Standard">
      <style:paragraph-properties fo:text-align="start" style:justify-single-word="false"/>
      <style:text-properties fo:font-size="12pt" fo:font-style="italic" style:text-underline-style="none" officeooo:rsid="000be74c" officeooo:paragraph-rsid="000da911" style:font-size-asian="10.5pt" style:font-style-asian="italic" style:font-size-complex="12pt" style:font-style-complex="italic"/>
    </style:style>
    <style:style style:name="P6" style:family="paragraph" style:parent-style-name="Standard">
      <style:paragraph-properties fo:text-align="start" style:justify-single-word="false"/>
      <style:text-properties fo:font-size="12pt" fo:font-style="italic" style:text-underline-style="none" officeooo:rsid="000da911" officeooo:paragraph-rsid="00335086" style:font-size-asian="10.5pt" style:font-style-asian="italic" style:font-size-complex="12pt" style:font-style-complex="italic"/>
    </style:style>
    <style:style style:name="P7" style:family="paragraph" style:parent-style-name="Standard">
      <style:paragraph-properties fo:text-align="start" style:justify-single-word="false"/>
      <style:text-properties fo:font-size="12pt" fo:font-style="italic" style:text-underline-style="none" officeooo:rsid="000da911" officeooo:paragraph-rsid="00434206" style:font-size-asian="10.5pt" style:font-style-asian="italic" style:font-size-complex="12pt" style:font-style-complex="italic"/>
    </style:style>
    <style:style style:name="P8" style:family="paragraph" style:parent-style-name="Standard">
      <style:paragraph-properties fo:text-align="start" style:justify-single-word="false"/>
      <style:text-properties fo:font-size="12pt" fo:font-style="italic" style:text-underline-style="none" officeooo:rsid="000e3533" officeooo:paragraph-rsid="00335086" style:font-size-asian="10.5pt" style:font-style-asian="italic" style:font-size-complex="12pt" style:font-style-complex="italic"/>
    </style:style>
    <style:style style:name="P9" style:family="paragraph" style:parent-style-name="Standard">
      <style:paragraph-properties fo:text-align="start" style:justify-single-word="false"/>
      <style:text-properties fo:font-size="12pt" fo:font-style="italic" style:text-underline-style="none" officeooo:rsid="00156763" officeooo:paragraph-rsid="00156763" style:font-size-asian="10.5pt" style:font-style-asian="italic" style:font-size-complex="12pt" style:font-style-complex="italic"/>
    </style:style>
    <style:style style:name="P10" style:family="paragraph" style:parent-style-name="Standard">
      <style:paragraph-properties fo:text-align="start" style:justify-single-word="false"/>
      <style:text-properties fo:font-size="12pt" fo:font-style="italic" style:text-underline-style="none" officeooo:rsid="001ca1c5" officeooo:paragraph-rsid="001ca1c5" style:font-size-asian="10.5pt" style:font-style-asian="italic" style:font-size-complex="12pt" style:font-style-complex="italic"/>
    </style:style>
    <style:style style:name="P11" style:family="paragraph" style:parent-style-name="Standard">
      <style:paragraph-properties fo:text-align="start" style:justify-single-word="false"/>
      <style:text-properties fo:font-size="12pt" fo:font-style="italic" style:text-underline-style="none" officeooo:rsid="001ca1c5" officeooo:paragraph-rsid="003c2bf6" style:font-size-asian="10.5pt" style:font-style-asian="italic" style:font-size-complex="12pt" style:font-style-complex="italic"/>
    </style:style>
    <style:style style:name="P12" style:family="paragraph" style:parent-style-name="Standard">
      <style:paragraph-properties fo:text-align="start" style:justify-single-word="false"/>
      <style:text-properties fo:font-size="12pt" fo:font-style="italic" style:text-underline-style="none" officeooo:rsid="000e3533" officeooo:paragraph-rsid="000e3533" style:font-size-asian="12pt" style:font-style-asian="italic" style:font-size-complex="12pt" style:font-style-complex="italic"/>
    </style:style>
    <style:style style:name="P13" style:family="paragraph" style:parent-style-name="Standard">
      <style:paragraph-properties fo:text-align="start" style:justify-single-word="false"/>
      <style:text-properties fo:font-size="12pt" fo:font-style="italic" style:text-underline-style="none" officeooo:rsid="000e3533" officeooo:paragraph-rsid="0011dfc4" style:font-size-asian="12pt" style:font-style-asian="italic" style:font-size-complex="12pt" style:font-style-complex="italic"/>
    </style:style>
    <style:style style:name="P14" style:family="paragraph" style:parent-style-name="Standard">
      <style:paragraph-properties fo:text-align="start" style:justify-single-word="false"/>
      <style:text-properties fo:font-size="12pt" fo:font-style="italic" style:text-underline-style="none" officeooo:rsid="001450b5" officeooo:paragraph-rsid="001450b5" style:font-size-asian="12pt" style:font-style-asian="italic" style:font-size-complex="12pt" style:font-style-complex="italic"/>
    </style:style>
    <style:style style:name="P15" style:family="paragraph" style:parent-style-name="Standard">
      <style:paragraph-properties fo:text-align="start" style:justify-single-word="false"/>
      <style:text-properties fo:font-size="12pt" fo:font-style="italic" style:text-underline-style="none" officeooo:rsid="00155685" officeooo:paragraph-rsid="0026875b" style:font-size-asian="12pt" style:font-style-asian="italic" style:font-size-complex="12pt" style:font-style-complex="italic"/>
    </style:style>
    <style:style style:name="P16" style:family="paragraph" style:parent-style-name="Standard">
      <style:paragraph-properties fo:text-align="start" style:justify-single-word="false"/>
      <style:text-properties fo:font-size="12pt" fo:font-style="italic" style:text-underline-style="none" officeooo:rsid="001b5f09" officeooo:paragraph-rsid="001b5f09" style:font-size-asian="12pt" style:font-style-asian="italic" style:font-size-complex="12pt" style:font-style-complex="italic"/>
    </style:style>
    <style:style style:name="P17" style:family="paragraph" style:parent-style-name="Standard">
      <style:paragraph-properties fo:text-align="start" style:justify-single-word="false"/>
      <style:text-properties fo:font-size="12pt" fo:font-style="italic" style:text-underline-style="none" officeooo:rsid="001b5f09" officeooo:paragraph-rsid="002b9230" style:font-size-asian="12pt" style:font-style-asian="italic" style:font-size-complex="12pt" style:font-style-complex="italic"/>
    </style:style>
    <style:style style:name="P18" style:family="paragraph" style:parent-style-name="Standard">
      <style:paragraph-properties fo:text-align="start" style:justify-single-word="false"/>
      <style:text-properties fo:font-size="12pt" fo:font-style="italic" style:text-underline-style="none" officeooo:rsid="00274bcb" officeooo:paragraph-rsid="00274bcb" style:font-size-asian="12pt" style:font-style-asian="italic" style:font-size-complex="12pt" style:font-style-complex="italic"/>
    </style:style>
    <style:style style:name="P19" style:family="paragraph" style:parent-style-name="Standard">
      <style:paragraph-properties fo:text-align="start" style:justify-single-word="false"/>
      <style:text-properties fo:font-size="12pt" fo:font-style="italic" style:text-underline-style="none" officeooo:rsid="002b9230" officeooo:paragraph-rsid="002b9230" style:font-size-asian="12pt" style:font-style-asian="italic" style:font-size-complex="12pt" style:font-style-complex="italic"/>
    </style:style>
    <style:style style:name="P20" style:family="paragraph" style:parent-style-name="Standard">
      <style:paragraph-properties fo:text-align="start" style:justify-single-word="false"/>
      <style:text-properties fo:font-size="12pt" fo:font-style="italic" style:text-underline-style="none" officeooo:rsid="002feb01" officeooo:paragraph-rsid="002feb01" style:font-size-asian="12pt" style:font-style-asian="italic" style:font-size-complex="12pt" style:font-style-complex="italic"/>
    </style:style>
    <style:style style:name="P21" style:family="paragraph" style:parent-style-name="Standard">
      <style:paragraph-properties fo:text-align="start" style:justify-single-word="false"/>
      <style:text-properties fo:font-size="12pt" fo:font-style="italic" style:text-underline-style="none" officeooo:rsid="0011dfc4" officeooo:paragraph-rsid="0011dfc4" style:font-size-asian="12pt" style:font-style-asian="italic" style:font-size-complex="12pt" style:font-style-complex="italic"/>
    </style:style>
    <style:style style:name="P22" style:family="paragraph" style:parent-style-name="Standard">
      <style:paragraph-properties fo:text-align="start" style:justify-single-word="false"/>
      <style:text-properties fo:font-size="12pt" fo:font-style="italic" style:text-underline-style="none" officeooo:rsid="0021138a" officeooo:paragraph-rsid="00487c01" style:font-size-asian="12pt" style:font-style-asian="italic" style:font-size-complex="12pt" style:font-style-complex="italic"/>
    </style:style>
    <style:style style:name="P23" style:family="paragraph" style:parent-style-name="Standard">
      <style:paragraph-properties fo:text-align="start" style:justify-single-word="false"/>
      <style:text-properties fo:font-size="12pt" fo:font-style="italic" style:text-underline-style="none" fo:font-weight="bold" officeooo:rsid="000f9b95" officeooo:paragraph-rsid="000f9b95" style:font-size-asian="12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fo:font-size="12pt" fo:font-style="italic" style:text-underline-style="none" fo:font-weight="bold" officeooo:rsid="0011dfc4" officeooo:paragraph-rsid="0011dfc4" style:font-size-asian="12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fo:font-size="12pt" fo:font-style="italic" style:text-underline-style="none" fo:font-weight="normal" officeooo:rsid="0011dfc4" officeooo:paragraph-rsid="0011dfc4"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fo:font-size="12pt" fo:font-style="italic" style:text-underline-style="none" fo:font-weight="normal" officeooo:rsid="0011dfc4" officeooo:paragraph-rsid="003a1555"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fo:font-size="12pt" fo:font-style="italic" style:text-underline-style="none" fo:font-weight="normal" officeooo:rsid="0038b823" officeooo:paragraph-rsid="00487c01"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text-properties style:font-name="Liberation Serif" fo:font-size="12pt" fo:font-style="italic" style:text-underline-style="none" officeooo:rsid="000be74c" officeooo:paragraph-rsid="00335086" style:font-size-asian="12pt" style:font-style-asian="italic" style:font-size-complex="12pt" style:font-style-complex="italic"/>
    </style:style>
    <style:style style:name="P29" style:family="paragraph" style:parent-style-name="Standard">
      <style:paragraph-properties fo:text-align="start" style:justify-single-word="false"/>
      <style:text-properties officeooo:paragraph-rsid="004a3141"/>
    </style:style>
    <style:style style:name="P30" style:family="paragraph" style:parent-style-name="Standard" style:list-style-name="L1">
      <style:paragraph-properties fo:text-align="start" style:justify-single-word="false"/>
      <style:text-properties fo:font-size="20pt" fo:font-style="italic" style:text-underline-style="none" officeooo:rsid="000be74c" officeooo:paragraph-rsid="000be74c" style:font-size-asian="20pt" style:font-style-asian="italic" style:font-size-complex="20pt" style:font-style-complex="italic"/>
    </style:style>
    <style:style style:name="P31" style:family="paragraph" style:parent-style-name="Standard" style:list-style-name="L1">
      <style:paragraph-properties fo:text-align="start" style:justify-single-word="false"/>
      <style:text-properties fo:font-size="20pt" fo:font-style="italic" style:text-underline-style="none" officeooo:rsid="000be74c" officeooo:paragraph-rsid="00335086" style:font-size-asian="20pt" style:font-style-asian="italic" style:font-size-complex="20pt" style:font-style-complex="italic"/>
    </style:style>
    <style:style style:name="P32" style:family="paragraph" style:parent-style-name="Standard" style:list-style-name="L1">
      <style:paragraph-properties fo:text-align="start" style:justify-single-word="false"/>
      <style:text-properties fo:font-size="20pt" fo:font-style="italic" style:text-underline-style="none" officeooo:rsid="000be74c" officeooo:paragraph-rsid="000da911" style:font-size-asian="20pt" style:font-style-asian="italic" style:font-size-complex="20pt" style:font-style-complex="italic"/>
    </style:style>
    <style:style style:name="P33" style:family="paragraph" style:parent-style-name="Standard" style:list-style-name="L1">
      <style:paragraph-properties fo:text-align="start" style:justify-single-word="false"/>
      <style:text-properties fo:font-size="20pt" fo:font-style="italic" style:text-underline-style="none" officeooo:rsid="001ca1c5" officeooo:paragraph-rsid="001ca1c5" style:font-size-asian="20pt" style:font-style-asian="italic" style:font-size-complex="20pt" style:font-style-complex="italic"/>
    </style:style>
    <style:style style:name="P34" style:family="paragraph" style:parent-style-name="Standard" style:list-style-name="L1">
      <style:paragraph-properties fo:text-align="start" style:justify-single-word="false"/>
      <style:text-properties fo:font-size="20pt" fo:font-style="italic" style:text-underline-style="none" fo:font-weight="bold" officeooo:rsid="000be74c" officeooo:paragraph-rsid="004a3141" style:font-size-asian="20pt" style:font-style-asian="italic" style:font-weight-asian="bold" style:font-size-complex="20pt" style:font-style-complex="italic" style:font-weight-complex="bold"/>
    </style:style>
    <style:style style:name="T1" style:family="text">
      <style:text-properties officeooo:rsid="000da911"/>
    </style:style>
    <style:style style:name="T2" style:family="text">
      <style:text-properties officeooo:rsid="000e3533"/>
    </style:style>
    <style:style style:name="T3" style:family="text">
      <style:text-properties fo:font-variant="normal" fo:text-transform="none" fo:color="#000000" fo:letter-spacing="normal" fo:font-weight="normal"/>
    </style:style>
    <style:style style:name="T4" style:family="text">
      <style:text-properties fo:font-variant="normal" fo:text-transform="none" fo:color="#000000" fo:letter-spacing="normal" fo:font-weight="normal" officeooo:rsid="00487c01"/>
    </style:style>
    <style:style style:name="T5" style:family="text">
      <style:text-properties fo:font-variant="normal" fo:text-transform="none" fo:color="#000000" style:font-name="Liberation Serif" fo:font-size="12pt" fo:letter-spacing="normal" fo:font-style="normal" style:text-underline-style="none" fo:font-weight="bold" officeooo:rsid="004a3141" fo:background-color="transparent" loext:char-shading-value="0" style:font-size-asian="12pt" style:font-weight-asian="bold" style:font-size-complex="12pt" style:font-weight-complex="bold"/>
    </style:style>
    <style:style style:name="T6" style:family="text">
      <style:text-properties fo:font-variant="normal" fo:text-transform="none" fo:color="#000000" style:font-name="Liberation Serif" fo:font-size="12pt" fo:letter-spacing="normal" fo:font-style="normal" style:text-underline-style="none" fo:font-weight="normal" officeooo:rsid="004a3141" fo:background-color="transparent" loext:char-shading-value="0" style:font-size-asian="12pt" style:font-weight-asian="normal" style:font-size-complex="12pt" style:font-weight-complex="normal"/>
    </style:style>
    <style:style style:name="T7" style:family="text">
      <style:text-properties fo:font-variant="normal" fo:text-transform="none" fo:color="#0366d6" style:font-name="Liberation Serif"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8" style:family="text">
      <style:text-properties officeooo:rsid="000f9b95"/>
    </style:style>
    <style:style style:name="T9" style:family="text">
      <style:text-properties officeooo:rsid="00126b1c"/>
    </style:style>
    <style:style style:name="T10" style:family="text">
      <style:text-properties officeooo:rsid="00156763"/>
    </style:style>
    <style:style style:name="T11" style:family="text">
      <style:text-properties officeooo:rsid="00174d1f"/>
    </style:style>
    <style:style style:name="T12" style:family="text">
      <style:text-properties officeooo:rsid="001a1368"/>
    </style:style>
    <style:style style:name="T13" style:family="text">
      <style:text-properties officeooo:rsid="001ae0d5"/>
    </style:style>
    <style:style style:name="T14" style:family="text">
      <style:text-properties officeooo:rsid="001cc3cb"/>
    </style:style>
    <style:style style:name="T15" style:family="text">
      <style:text-properties officeooo:rsid="001dd07d"/>
    </style:style>
    <style:style style:name="T16" style:family="text">
      <style:text-properties officeooo:rsid="00223a67"/>
    </style:style>
    <style:style style:name="T17" style:family="text">
      <style:text-properties fo:font-weight="bold" officeooo:rsid="00223a67" style:font-weight-asian="bold" style:font-weight-complex="bold"/>
    </style:style>
    <style:style style:name="T18" style:family="text">
      <style:text-properties officeooo:rsid="00250ec6"/>
    </style:style>
    <style:style style:name="T19" style:family="text">
      <style:text-properties officeooo:rsid="002d05a6"/>
    </style:style>
    <style:style style:name="T20" style:family="text">
      <style:text-properties officeooo:rsid="0030aa94"/>
    </style:style>
    <style:style style:name="T21" style:family="text">
      <style:text-properties officeooo:rsid="003619d0"/>
    </style:style>
    <style:style style:name="T22" style:family="text">
      <style:text-properties officeooo:rsid="003c2bf6"/>
    </style:style>
    <style:style style:name="T23" style:family="text">
      <style:text-properties officeooo:rsid="003fdd92"/>
    </style:style>
    <style:style style:name="T24" style:family="text">
      <style:text-properties officeooo:rsid="00434206"/>
    </style:style>
    <style:style style:name="T25" style:family="text">
      <style:text-properties officeooo:rsid="0043f8f6"/>
    </style:style>
    <style:style style:name="T26" style:family="text">
      <style:text-properties officeooo:rsid="00464276"/>
    </style:style>
    <style:style style:name="T27" style:family="text">
      <style:text-properties fo:color="#000000" officeooo:rsid="000e3533"/>
    </style:style>
    <style:style style:name="T28" style:family="text">
      <style:text-properties officeooo:rsid="0046ecd0"/>
    </style:style>
    <style:style style:name="T29" style:family="text">
      <style:text-properties officeooo:rsid="00487c01"/>
    </style:style>
    <style:style style:name="T30" style:family="text">
      <style:text-properties fo:font-weight="normal" officeooo:rsid="00223a67" style:font-weight-asian="normal" style:font-weight-complex="normal"/>
    </style:style>
    <style:style style:name="T31" style:family="text">
      <style:text-properties fo:font-weight="normal" officeooo:rsid="0040bf91" style:font-weight-asian="normal" style:font-weight-complex="normal"/>
    </style:style>
    <style:style style:name="T32" style:family="text">
      <style:text-properties officeooo:rsid="004a3141"/>
    </style:style>
    <style:style style:name="T33" style:family="text">
      <style:text-properties style:font-name="Liberation Serif" fo:font-size="12pt" fo:font-style="italic" style:text-underline-style="none" fo:font-weight="bold" officeooo:rsid="004a3141" style:font-size-asian="12pt" style:font-style-asian="italic" style:font-weight-asian="bold" style:font-size-complex="12pt" style:font-style-complex="italic" style:font-weight-complex="bold"/>
    </style:style>
    <style:style style:name="T34" style:family="text">
      <style:text-properties style:font-name="Liberation Serif" fo:font-size="12pt" fo:font-style="normal" style:text-underline-style="none" fo:font-weight="bold" officeooo:rsid="004a3141" style:font-size-asian="12pt" style:font-style-asian="normal" style:font-weight-asian="bold" style:font-size-complex="12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ception du projet 7</text:p>
      <text:p text:style-name="P5"/>
      <text:list xml:id="list4464780536798977025" text:style-name="L1">
        <text:list-item>
          <text:p text:style-name="P30">Permettre l’utilisation du site sur un smartphone (Bootstrap/media queries) :</text:p>
        </text:list-item>
      </text:list>
      <text:p text:style-name="P14">Afin de gérer l’aspect responsive, j’ai utilisé l<text:span text:style-name="T25">a grille adaptative</text:span> du framework CSS bootsrap mais aussi les médias queries pour affiner le résultat.</text:p>
      <text:p text:style-name="P15">En pratique Bootstrap permet sur une grille de 12 colonnes de définir la largeur d’un <text:span text:style-name="T10">élément </text:span>HTML <text:span text:style-name="T18">sur 12 places disponibles</text:span> selon la taille de l’écran <text:span text:style-name="T10">d’affichage.</text:span></text:p>
      <text:p text:style-name="P18">Les média queries permettent eux de modifier tous les réglages du CSS selon la largeur de la fenêtre. <text:s/></text:p>
      <text:p text:style-name="P14"/>
      <text:list xml:id="list162427761354274" text:continue-numbering="true" text:style-name="L1">
        <text:list-item>
          <text:p text:style-name="P30">Extraire ou parser des mots <text:span text:style-name="T1">clefs</text:span> d’une saisie utilisateurs(Python)</text:p>
        </text:list-item>
      </text:list>
      <text:p text:style-name="P9">Afin d’extraire les mots importants d’une saisie utilisateur, j’ai conçu en orienté objet une classe de « parsing » permettant dans un premier temps de découper la saisie en mots séparé<text:span text:style-name="T29">s</text:span> au sein d’une liste. On <text:span text:style-name="T25">parcours</text:span> ensuite cette liste <text:span text:style-name="T29">avec</text:span> une méthode classe qui s’occupe de tester la présence de chaque mot dans une base de stop words française, si le mot est absent de la liste il est <text:span text:style-name="T21">ajouté à une liste de résultat et</text:span> <text:span text:style-name="T21">converti</text:span> en minuscule à l’aide d’une méthode python : lower(). On reconstitue la liste <text:span text:style-name="T21">de résultat</text:span> dans une <text:span text:style-name="T25">chaîne</text:span> de caractère<text:span text:style-name="T25">s</text:span> à l’aide de la méthode .join()</text:p>
      <text:p text:style-name="P9"/>
      <text:p text:style-name="P9">Le <text:span text:style-name="T11">constructeur de classe </text:span>permet aussi de spécifier un nombre minimum de caractères <text:span text:style-name="T12">afin d’affiner le parsing. Si on envisage par exemple que les mots-clefs contiendront au minimum 5 lettres.</text:span></text:p>
      <text:p text:style-name="P9"/>
      <text:p text:style-name="P9"/>
      <text:list xml:id="list162427534968800" text:continue-numbering="true" text:style-name="L1">
        <text:list-item>
          <text:p text:style-name="P30">Obtenir des informations à partir de mots clef à l’aide de requête API(Python, module <text:span text:style-name="T13">R</text:span>equest<text:span text:style-name="T13">s</text:span> et Json)</text:p>
        </text:list-item>
      </text:list>
      <text:p text:style-name="P16">Suite au « parsing » de la saisie utilisateur, j’ai conçu <text:span text:style-name="T15">deux programmes permettant respectivement d’ interroger l’API de Google Maps et celle de Wikipedia. Avec Google Maps, on récupère alors les coordonnées du lieu en latitude et en longitude ainsi qu’une adresse précise. </text:span></text:p>
      <text:p text:style-name="P19"><text:span text:style-name="T25">L’API</text:span> <text:span text:style-name="T19">Wikipédia</text:span> <text:span text:style-name="T25">fournie elle</text:span> <text:span text:style-name="T19">des informations sur l’adresse d’OpenClassrooms(cité Paradis), notamment l’accès ainsi que la forme de la voie.</text:span></text:p>
      <text:p text:style-name="P19"/>
      <text:p text:style-name="P20">À l’aide du module Random <text:span text:style-name="T23">on affiche</text:span> aléatoirement une <text:span text:style-name="T25">introduction</text:span> <text:span text:style-name="T20">différente</text:span> à <text:span text:style-name="T25">recherche de l’utilisateur</text:span></text:p>
      <text:p text:style-name="P17"/>
      <text:p text:style-name="P22">Ces informations sont alors transmise <text:span text:style-name="T16">au code HTML par l’intermédiaire du code JavaScript assurant le lien entre Front et Back-end à l’aide de requête Ajax. L’affichage de la carte est actualisé à l’aide de la méthode setCenter : </text:span><text:span text:style-name="T17">map.setCenter(dynamicPostion);</text:span></text:p>
      <text:p text:style-name="P22"><text:span text:style-name="T30">L</text:span><text:span text:style-name="T31">e marqueur hérite lui aussi de cette «  </text:span><text:span text:style-name="T30">dynamicPostion » </text:span><text:span text:style-name="T31">et se duplique à chaque nouvelle requête saisi. Le nom du marqueur hérite lui du nom de l’adresse formaté fourni par l’API de Google maps.</text:span></text:p>
      <text:p text:style-name="P2"/>
      <text:p text:style-name="P2"/>
      <text:list xml:id="list162427780615477" text:continue-numbering="true" text:style-name="L1">
        <text:list-item>
          <text:p text:style-name="P33"><text:soft-page-break/>Tester les fonctionnalités de chaque programmes à l’aide de tests</text:p>
        </text:list-item>
      </text:list>
      <text:p text:style-name="P11">Python possède une libraire <text:span text:style-name="T18">standard</text:span> (<text:span text:style-name="T22">Unittest</text:span>) ainsi qu’une libraire disponible dans les paquets « <text:span text:style-name="T18">P</text:span>y<text:span text:style-name="T29">t</text:span>est ». J’ai choisi d’utiliser la libraire standard. Cette dernière impose une écriture orienté objet et propose un module de mock permettant de simuler <text:span text:style-name="T14">le comportement d’objets réels de manières contrôlé. On peut par exemple remplacer un comportement non disponible dans l’immédiat (heure, température) ; une base données ; une erreur de réseau…</text:span></text:p>
      <text:p text:style-name="P10"/>
      <text:list xml:id="list162427797101674" text:continue-numbering="true" text:style-name="L1">
        <text:list-item>
          <text:p text:style-name="P31">Proposer un aspect Bot sans rechargement de page(HTML/Ajax/Flask) :</text:p>
        </text:list-item>
      </text:list>
      <text:p text:style-name="P6"/>
      <text:p text:style-name="P6">Afin de conserver un aspect bot et <text:span text:style-name="T2">d’interaction</text:span> direct avec les API, il était demandé de <text:span text:style-name="T24">communiquer avec</text:span> le Back end du site sans rechargement de page, pour ce faire j’ai utilisé la méthode Ajax de la libraire Jquery.</text:p>
      <text:p text:style-name="P7">En pratique, du côté JS <text:s/><text:span text:style-name="T24">suite à l’envoi des données par le HTML,</text:span> on renseigne une « adresse fictive » dans la méthode $.ajax lié à une route identique <text:span text:style-name="T26">vers le serveur</text:span> <text:span text:style-name="T9">F</text:span>lask,</text:p>
      <text:p text:style-name="P8">Côté serveur à l’aide du module Jsonify de Flask on peut récupérer puis renvoyer des informations retraités ou utiliser ici en l’occurrence pour communiquer avec une API.</text:p>
      <text:p text:style-name="P28"><text:span text:style-name="T2">Techniquement, Ajax traite les demandes de manièr</text:span><text:span text:style-name="T27">es asynchrone :</text:span><text:span text:style-name="T3">le navigateur Web continue d'exécuter le programme JavaScript alors que la demande est </text:span><text:span text:style-name="T4">envoyée.</text:span></text:p>
      <text:p text:style-name="P1"/>
      <text:list xml:id="list162427140965827" text:continue-numbering="true" text:style-name="L1">
        <text:list-item>
          <text:p text:style-name="P32">Animation d’une icône de recherche (CSS/Jquery) :</text:p>
        </text:list-item>
      </text:list>
      <text:p text:style-name="P5"/>
      <text:p text:style-name="P13">Afin de confirmer la réception de la requête utilisateur et d’afficher une icône tournant<text:span text:style-name="T28">e</text:span> il était possible d’utiliser un gif ou bien de configurer une animation infini avec du code, j’ai personnellement <text:span text:style-name="T8">réaliser une illustration vectorielle associée à une div au sein du HTML.</text:span></text:p>
      <text:p text:style-name="P21">En pratique à l’aide du CSS et des keyframes on détermine les étapes d’une animation :</text:p>
      <text:p text:style-name="P12"/>
      <text:p text:style-name="P23"><text:tab/>from { -webkit-transform: rotate(0deg); }</text:p>
      <text:p text:style-name="P23"><text:s/><text:tab/>to { -webkit-transform: rotate(360deg); }</text:p>
      <text:p text:style-name="P23"/>
      <text:p text:style-name="P25">On rentre alors en paramètre le nom de la keyframes, sa vitesse puis une répétion infini. :</text:p>
      <text:p text:style-name="P24">{rotate360 1s linear infinite;}</text:p>
      <text:p text:style-name="P24"/>
      <text:p text:style-name="P26">Enfin, le Jquery permet d’afficher ou de faire disparaître <text:span text:style-name="T26">l’animation à chaque </text:span>submit : </text:p>
      <text:p text:style-name="P26"/>
      <text:p text:style-name="P27"><text:s/><text:span text:style-name="T29">I</text:span>ci <text:span text:style-name="T29">p</text:span>assage d’une opacité <text:span text:style-name="T29">de </text:span>0 % à 100 % à vitesse lente :</text:p>
      <text:p text:style-name="P24">$("#icône").delay(400).fadeTo("slow", 1);</text:p>
      <text:p text:style-name="P24">…</text:p>
      <text:p text:style-name="P24">$("#icône").delay(1000).fadeTo("slow", 0);</text:p>
      <text:p text:style-name="P24"/>
      <text:list xml:id="list162428368807556" text:continue-numbering="true" text:style-name="L1">
        <text:list-item>
          <text:p text:style-name="P34"><text:span text:style-name="T32">Liens de déploiement </text:span>:</text:p>
        </text:list-item>
      </text:list>
      <text:p text:style-name="P29"><text:span text:style-name="T34">Heroku :</text:span><text:span text:style-name="T33"> </text:span><text:a xlink:type="simple" xlink:href="https://wanbli-p-sept.herokuapp.com/" text:style-name="Internet_20_link" text:visited-style-name="Visited_20_Internet_20_Link"><text:span text:style-name="T7">https://wanbli-p-sept.herokuapp.com/</text:span></text:a></text:p>
      <text:p text:style-name="P29"><text:span text:style-name="T5">GitHub :</text:span><text:span text:style-name="T6"> </text:span><text:a xlink:type="simple" xlink:href="https://github.com/Wanbli83470/PROJET_7" text:style-name="Internet_20_link" text:visited-style-name="Visited_20_Internet_20_Link"><text:span text:style-name="T7">https://github.com/Wanbli83470/PROJET_7</text:span></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20:54:42.130118983</meta:creation-date>
    <meta:generator>LibreOffice/5.1.6.2$Linux_X86_64 LibreOffice_project/10m0$Build-2</meta:generator>
    <dc:date>2019-06-24T16:24:26.275930435</dc:date>
    <meta:editing-duration>PT2H20M32S</meta:editing-duration>
    <meta:editing-cycles>57</meta:editing-cycles>
    <meta:document-statistic meta:table-count="0" meta:image-count="0" meta:object-count="0" meta:page-count="2" meta:paragraph-count="36" meta:word-count="749" meta:character-count="4717" meta:non-whitespace-character-count="4001"/>
  </office:meta>
</office:document-meta>
</file>